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mpleSoft" svg:font-family="AmpleSoft"/>
    <style:font-face style:name="Arial1" svg:font-family="Arial, Helvetica, sans-serif"/>
    <style:font-face style:name="FuturaStd-Bold" svg:font-family="FuturaStd-Bold"/>
    <style:font-face style:name="Helvetica" svg:font-family="Helvetica, Arial, sans-serif"/>
    <style:font-face style:name="Open Sans" svg:font-family="'Open Sans'"/>
    <style:font-face style:name="Open Sans1" svg:font-family="'Open Sans'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margin-top="0.423cm" fo:margin-bottom="0.499cm"/>
    </style:style>
    <style:style style:name="P3" style:family="paragraph" style:parent-style-name="Text_20_body">
      <style:paragraph-properties loext:contextual-spacing="false" fo:margin-top="0.423cm" fo:margin-bottom="0.499cm"/>
    </style:style>
    <style:style style:name="P4" style:family="paragraph" style:parent-style-name="Text_20_body">
      <style:paragraph-properties loext:contextual-spacing="false" fo:margin-top="0.423cm" fo:margin-bottom="0.499cm" fo:break-before="page"/>
    </style:style>
    <style:style style:name="P5" style:family="paragraph" style:parent-style-name="Text_20_body">
      <style:paragraph-properties loext:contextual-spacing="false" fo:margin-left="0cm" fo:margin-right="0cm" fo:margin-top="0cm" fo:margin-bottom="0.635cm" fo:orphans="2" fo:widows="2" fo:text-indent="0cm" style:auto-text-indent="false"/>
    </style:style>
    <style:style style:name="P6" style:family="paragraph" style:parent-style-name="Heading_20_5">
      <style:paragraph-properties fo:break-before="page"/>
      <style:text-properties fo:font-variant="normal" fo:text-transform="none" fo:color="#c8102e" style:font-name="FuturaStd-Bold" fo:letter-spacing="normal" fo:font-style="normal" fo:font-weight="normal"/>
    </style:style>
    <style:style style:name="P7" style:family="paragraph" style:parent-style-name="Heading_20_1" style:master-page-name="First_20_Page">
      <style:paragraph-properties style:page-number="auto"/>
    </style:style>
    <style:style style:name="P8" style:family="paragraph" style:parent-style-name="Heading_20_1">
      <style:paragraph-properties loext:contextual-spacing="false" fo:margin-top="0.423cm" fo:margin-bottom="0.499cm"/>
    </style:style>
    <style:style style:name="P9" style:family="paragraph" style:parent-style-name="Heading_20_2">
      <style:paragraph-properties loext:contextual-spacing="false" fo:margin-top="0.423cm" fo:margin-bottom="0.499cm"/>
    </style:style>
    <style:style style:name="P10" style:family="paragraph" style:parent-style-name="Heading_20_4" style:list-style-name="L1">
      <style:paragraph-properties loext:contextual-spacing="false" fo:margin-top="0.071cm" fo:margin-bottom="0.499cm"/>
    </style:style>
    <style:style style:name="P11" style:family="paragraph" style:parent-style-name="Text_20_body" style:list-style-name="L1">
      <style:text-properties fo:font-size="10pt"/>
    </style:style>
    <style:style style:name="P12" style:family="paragraph" style:parent-style-name="Text_20_body" style:list-style-name="L1">
      <style:paragraph-properties loext:contextual-spacing="false" fo:margin-top="0cm" fo:margin-bottom="0cm"/>
      <style:text-properties fo:font-size="10pt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808080" style:font-name="Open Sans" fo:letter-spacing="normal" fo:font-style="normal" fo:font-weight="bold"/>
    </style:style>
    <style:style style:name="T4" style:family="text">
      <style:text-properties fo:font-variant="normal" fo:text-transform="none" fo:color="#c8102e" style:font-name="Open Sans" fo:letter-spacing="normal" fo:font-style="normal" fo:font-weight="bold"/>
    </style:style>
    <style:style style:name="T5" style:family="text">
      <style:text-properties fo:font-variant="normal" fo:text-transform="none" fo:color="#c8102e" style:font-name="Open Sans" fo:letter-spacing="normal" fo:font-style="normal" fo:font-weight="normal"/>
    </style:style>
    <style:style style:name="T6" style:family="text">
      <style:text-properties fo:font-variant="normal" fo:text-transform="none" fo:color="#c8102e" style:font-name="Open Sans" fo:font-size="9pt" fo:letter-spacing="normal" fo:font-style="normal" fo:font-weight="bold"/>
    </style:style>
    <style:style style:name="T7" style:family="text">
      <style:text-properties fo:font-variant="normal" fo:text-transform="none" fo:color="#c8102e" style:font-name="Open Sans" fo:font-size="9pt" fo:letter-spacing="normal" fo:font-style="normal" fo:font-weight="normal"/>
    </style:style>
    <style:style style:name="T8" style:family="text">
      <style:text-properties fo:font-variant="normal" fo:text-transform="none" fo:color="#201747" style:font-name="Open Sans" fo:letter-spacing="normal" fo:font-style="normal" fo:font-weight="bold"/>
    </style:style>
    <style:style style:name="T9" style:family="text">
      <style:text-properties fo:font-variant="normal" fo:text-transform="none" fo:color="#201747" style:font-name="Open Sans" fo:letter-spacing="normal" fo:font-style="normal" fo:font-weight="normal"/>
    </style:style>
    <style:style style:name="T10" style:family="text">
      <style:text-properties fo:font-variant="normal" fo:text-transform="none" fo:color="#201747" style:font-name="Open Sans" fo:font-size="9pt" fo:letter-spacing="normal" fo:font-style="normal" fo:font-weight="bold"/>
    </style:style>
    <style:style style:name="T11" style:family="text">
      <style:text-properties fo:font-variant="normal" fo:text-transform="none" fo:color="#201747" style:font-name="Open Sans" fo:font-size="9pt" fo:letter-spacing="normal" fo:font-style="normal" fo:font-weight="normal"/>
    </style:style>
    <style:style style:name="T12" style:family="text">
      <style:text-properties fo:font-variant="normal" fo:text-transform="none" fo:color="#333333" style:font-name="Open Sans1" fo:font-size="12.75pt" fo:letter-spacing="normal" fo:font-style="normal" fo:font-weight="normal"/>
    </style:style>
    <style:style style:name="T13" style:family="text">
      <style:text-properties fo:font-variant="normal" fo:text-transform="none" fo:color="#262626" style:font-name="AmpleSoft" fo:font-size="30pt" fo:letter-spacing="normal" fo:font-style="normal" fo:font-weight="bold"/>
    </style:style>
    <style:style style:name="T14" style:family="text">
      <style:text-properties fo:font-variant="normal" fo:text-transform="none" fo:color="#a6c307" style:font-name="AmpleSoft" fo:font-size="30pt" fo:letter-spacing="normal" fo:font-style="normal" fo:font-weight="normal"/>
    </style:style>
    <style:style style:name="T15" style:family="text">
      <style:text-properties fo:font-variant="normal" fo:text-transform="none" fo:color="#a6c307" fo:letter-spacing="normal"/>
    </style:style>
    <style:style style:name="T16" style:family="text">
      <style:text-properties fo:font-variant="normal" fo:text-transform="none" fo:color="#1d2129" style:font-name="Helvetica" fo:font-size="9.75pt" fo:letter-spacing="normal" fo:font-style="normal" fo:font-weight="normal"/>
    </style:style>
    <style:style style:name="T17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18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19" style:family="text">
      <style:text-properties fo:font-size="11.8999996185303pt"/>
    </style:style>
    <style:style style:name="T20" style:family="text">
      <style:text-properties fo:color="#5555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060185382919537706" text:style-name="Outline">
        <text:list-item>
          <text:h text:style-name="P7" text:outline-level="1">eCommerce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Comercio eléctrónico</text:p>
      <text:p text:style-name="Standard"/>
      <text:p text:style-name="Standard">F.Creación: 10-9-2018</text:p>
      <text:p text:style-name="Standard"/>
      <text:p text:style-name="P1"/>
      <text:p text:style-name="P1"><text:a xlink:type="simple" xlink:href="https://blog.geekyants.com/flutter-e-commerce-backend-app-2d23121fd0c8-2d23121fd0c8" text:style-name="Internet_20_link" text:visited-style-name="Visited_20_Internet_20_Link">Ecommerce</text:a></text:p>
      <text:p text:style-name="P1"><text:a xlink:type="simple" xlink:href="https://www.mercadopago.com.pe/developers/es/guides/payments/mobile-checkout/introduction?fbclid=IwAR0bjhP-jP6iGjuntDTh48Ejsb6vB5bkYe2HPnZdQgwNflwnWSxzmQ2dFz4" text:style-name="Internet_20_link" text:visited-style-name="Visited_20_Internet_20_Link">movile checkout</text:a></text:p>
      <text:p text:style-name="P1"><text:a xlink:type="simple" xlink:href="https://github.com/Santos-Enoque/flutter_ecommerce_app/tree/master/lib" text:style-name="Internet_20_link" text:visited-style-name="Visited_20_Internet_20_Link">app de eCommerce</text:a></text:p>
      <text:p text:style-name="P1"><text:a xlink:type="simple" xlink:href="https://squareup.com/us/en/flutter?fbclid=IwAR3PK5zFudszOXFDGw_dusABoYd7wi9s_JGajfxmG1wpAItZD2NqJ2kIj0U" text:style-name="Internet_20_link" text:visited-style-name="Visited_20_Internet_20_Link">Easily integrate paymentsinto your Flutter apps</text:a></text:p>
      <text:list xml:id="list158899441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6" text:outline-level="5">Ese tipo de sitio web generalmente tiene cuatro secciones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Strong_20_Emphasis"><text:span text:style-name="T3">1.</text:span></text:span><text:span text:style-name="Strong_20_Emphasis"><text:span text:style-name="T4"> INFORMACIÓN INSTITUCIONAL:</text:span></text:span><text:span text:style-name="Strong_20_Emphasis"><text:span text:style-name="T8"> </text:span></text:span><text:span text:style-name="T9">Esta sección intenta </text:span><text:span text:style-name="Strong_20_Emphasis"><text:span text:style-name="T8">atraer a los clientes</text:span></text:span><text:span text:style-name="T9"> y generar un ambiente de </text:span><text:span text:style-name="Strong_20_Emphasis"><text:span text:style-name="T8">confianza</text:span></text:span><text:span text:style-name="T9"> en la empresa.</text:span></text:p>
      <text:p text:style-name="P5"><text:span text:style-name="Strong_20_Emphasis"><text:span text:style-name="T3">2.</text:span></text:span><text:span text:style-name="Strong_20_Emphasis"><text:span text:style-name="T4"> CATÁLOGO</text:span></text:span><text:span text:style-name="T5">:</text:span><text:span text:style-name="T9"> Es un requisito fundamental del E-commerce y contiene la información detallada sobre los productos, sus beneficios y precios. De esta sección depende en gran parte el éxito del negocio.</text:span></text:p>
      <text:p text:style-name="P5"><text:span text:style-name="Strong_20_Emphasis"><text:span text:style-name="T3">3. </text:span></text:span><text:span text:style-name="Strong_20_Emphasis"><text:span text:style-name="T4">PROCESAMIENTO DE ÓRDENES:</text:span></text:span><text:span text:style-name="Strong_20_Emphasis"><text:span text:style-name="T8"> </text:span></text:span><text:span text:style-name="T9">Esta sección incluye un método para especificar y configurar la orden. Los sistemas más avanzados pueden incluir sistemas de seguimiento de la orden.</text:span></text:p>
      <text:p text:style-name="P5"><text:span text:style-name="Strong_20_Emphasis"><text:span text:style-name="T3">4.</text:span></text:span><text:span text:style-name="Strong_20_Emphasis"><text:span text:style-name="T5"> </text:span></text:span><text:span text:style-name="Strong_20_Emphasis"><text:span text:style-name="T4">PASARELA DE PAGO:</text:span></text:span><text:span text:style-name="T9"> es el método utilizado para hacer la transacción económica. Existen varios métodos. En este apartado es muy importante dar </text:span><text:span text:style-name="Strong_20_Emphasis"><text:span text:style-name="T8">seguridad</text:span></text:span><text:span text:style-name="T9"> al cliente y algún respaldo en caso de fraudes.</text:span></text:p>
      <text:p text:style-name="Text_20_body">5. <text:span text:style-name="Strong_20_Emphasis"><text:span text:style-name="T4">Devolución:</text:span></text:span></text:p>
      <text:p text:style-name="Text_20_body"><text:span text:style-name="Strong_20_Emphasis"><text:span text:style-name="T4"/></text:span></text:p>
      <text:p text:style-name="P5"><text:span text:style-name="Strong_20_Emphasis"><text:span text:style-name="T4"/></text:span></text:p>
      <text:p text:style-name="P5"><draw:frame draw:style-name="fr1" draw:name="Imagen1" text:anchor-type="paragraph" svg:width="15.589cm" svg:height="8.401cm" draw:z-index="0"><draw:image/></draw:frame><text:span text:style-name="Strong_20_Emphasis"><text:span text:style-name="T4"/></text:span></text:p>
      <text:p text:style-name="Text_20_body"><text:span text:style-name="Strong_20_Emphasis"><text:span text:style-name="T4">– </text:span></text:span><text:span text:style-name="Strong_20_Emphasis"><text:span text:style-name="T6">B2C (Business-to-Consumer)</text:span></text:span><text:span text:style-name="Strong_20_Emphasis"><text:span text:style-name="T7">:</text:span></text:span><text:span text:style-name="Strong_20_Emphasis"><text:span text:style-name="T8"> </text:span></text:span><text:span text:style-name="Strong_20_Emphasis"><text:span text:style-name="T11">Empresas que venden al público en general, a los consumidores como personas naturales.</text:span></text:span><text:span text:style-name="Strong_20_Emphasis"><text:span text:style-name="T4"> :</text:span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oft-page-break/><text:span text:style-name="Strong_20_Emphasis"><text:span text:style-name="T12">El "showrooming" es una nueva manera de comprar que consiste en mirar y probar un producto en una tienda para luego terminar adquiriéndolo en Internet</text:span></text:span><text:span text:style-name="Strong_20_Emphasis"><text:span text:style-name="T4"> </text:span></text:span></text:p>
      <text:p text:style-name="Text_20_body"><text:span text:style-name="Strong_20_Emphasis"><text:span text:style-name="T8">– </text:span></text:span><text:span text:style-name="Strong_20_Emphasis"><text:span text:style-name="T10">Flexibilidad</text:span></text:span><text:span text:style-name="Strong_20_Emphasis"><text:span text:style-name="T8"> </text:span></text:span><text:span text:style-name="Strong_20_Emphasis"><text:span text:style-name="T11">en los medios de pago. Internet permite aunar todos los medios de pago disponibles, facilitando tanto electrónicos como tradicionales. Se puede efectuar pago en efectivo –como es el pago contra reembolso-, pero sobretodo con medios bancarios –tarjeta de crédito o débito o transferencia- o a través de nuevos intermediarios nacidos en internet como </text:span></text:span><text:span text:style-name="Strong_20_Emphasis"><text:span text:style-name="T10">Paypal </text:span></text:span><text:span text:style-name="Strong_20_Emphasis"><text:span text:style-name="T11">o incluso </text:span></text:span><text:span text:style-name="Strong_20_Emphasis"><text:span text:style-name="T10">bitcoin.</text:span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list xml:id="list255183534" text:continue-numbering="true" text:style-name="Outline">
        <text:list-item>
          <text:h text:style-name="P8" text:outline-level="1">paypal_rest_api flutter</text:h>
        </text:list-item>
      </text:list>
      <text:p text:style-name="P3"/>
      <text:p text:style-name="P3"/>
      <text:p text:style-name="P3"><text:a xlink:type="simple" xlink:href="https://qvo.cl/" text:style-name="Internet_20_link" text:visited-style-name="Visited_20_Internet_20_Link">https://qvo.cl/</text:a></text:p>
      <text:p text:style-name="P3"/>
      <text:p text:style-name="P3"><text:a xlink:type="simple" xlink:href="https://www.payulatam.com/cl/" text:style-name="Internet_20_link" text:visited-style-name="Visited_20_Internet_20_Link">https://www.payulatam.com/cl/</text:a></text:p>
      <text:p text:style-name="P3"><text:span text:style-name="Strong_20_Emphasis"><text:span text:style-name="T13">4,59%</text:span></text:span><text:span text:style-name="T15"> </text:span><text:span text:style-name="T14">+ </text:span><text:span text:style-name="Strong_20_Emphasis"><text:span text:style-name="T13">$151</text:span></text:span> </text:p>
      <text:p text:style-name="P4">pregunto <text:a xlink:type="simple" xlink:href="mailto:ravikumar.deligence@gmail.com" office:target-frame-name="_blank" xlink:show="new" text:style-name="Internet_20_link" text:visited-style-name="Visited_20_Internet_20_Link"><text:span text:style-name="T18">ravikumar.deligence@gmail.com</text:span></text:a> </text:p>
      <text:p text:style-name="P3">responde <text:span text:style-name="T20">harishbala153@gmail.com</text:span></text:p>
      <text:p text:style-name="P3"><text:span text:style-name="T17">If you have the PayPal account, you can get the link and use the URL launcher package with a button. You can get a link that will be a local session, but get the link on your PayPal account that will give the user an unlimited amount of time to decide upon their payment once they press the button.</text:span> </text:p>
      <text:p text:style-name="P4"><text:a xlink:type="simple" xlink:href="https://developer.paypal.com/docs/rest/api/payments/#payment.create" text:style-name="Internet_20_link" text:visited-style-name="Visited_20_Internet_20_Link">https://developer.paypal.com/docs/rest/api/payments/#payment.create</text:a></text:p>
      <text:p text:style-name="P3"><text:a xlink:type="simple" xlink:href="https://dzone.com/articles/integrating-with-paypal-api-for-mobilenbsppayments" text:style-name="Internet_20_link" text:visited-style-name="Visited_20_Internet_20_Link">https://dzone.com/articles/integrating-with-paypal-api-for-mobilenbsppayments</text:a></text:p>
      <text:p text:style-name="P3"/>
      <text:p text:style-name="P3"><text:a xlink:type="simple" xlink:href="https://developer.paypal.com/" text:style-name="Internet_20_link" text:visited-style-name="Visited_20_Internet_20_Link">https://developer.paypal.com/</text:a></text:p>
      <text:p text:style-name="P3"/>
      <text:p text:style-name="P3"/>
      <text:p text:style-name="P3"><text:span text:style-name="T16">payu creo que es un poco más caro que otras alternativas como stripe, snipcart parece ser bastante interesante, tiene documentación como para tirar al techo y es bastante simple de integrar, puedes revisarlo también</text:span> </text:p>
      <text:p text:style-name="P3"/>
      <text:p text:style-name="P3"/>
      <text:p text:style-name="P3">methodchannels <text:s/>flutter</text:p>
      <text:p text:style-name="P3"/>
      <text:p text:style-name="P2"><text:a xlink:type="simple" xlink:href="https://github.com/mtellect/Flutter-Ecommerce-App" text:style-name="Internet_20_link" text:visited-style-name="Visited_20_Internet_20_Link">ejemplo de ecomerc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mpleSoft" svg:font-family="AmpleSoft"/>
    <style:font-face style:name="Arial1" svg:font-family="Arial, Helvetica, sans-serif"/>
    <style:font-face style:name="FuturaStd-Bold" svg:font-family="FuturaStd-Bold"/>
    <style:font-face style:name="Helvetica" svg:font-family="Helvetica, Arial, sans-serif"/>
    <style:font-face style:name="Open Sans" svg:font-family="'Open Sans'"/>
    <style:font-face style:name="Open Sans1" svg:font-family="'Open Sans'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5</text:page-number><text:span text:style-name="MT2"> de </text:span><text:page-count style:num-format="1">5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59</meta:editing-cycles>
    <meta:creation-date>2018-03-07T12:45:00</meta:creation-date>
    <dc:date>2019-02-10T01:01:35</dc:date>
    <meta:editing-duration>P2DT5H34M50S</meta:editing-duration>
    <meta:generator>OpenOffice/4.1.6$Unix OpenOffice.org_project/416m1$Build-9790</meta:generator>
    <dc:creator>Máximo Meza</dc:creator>
    <meta:document-statistic meta:table-count="0" meta:image-count="1" meta:object-count="0" meta:page-count="5" meta:paragraph-count="31" meta:word-count="360" meta:character-count="25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